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16.999cm" table:align="margins"/>
    </style:style>
    <style:style style:name="Таблица2.A" style:family="table-column">
      <style:table-column-properties style:column-width="12.061cm" style:rel-column-width="46500*"/>
    </style:style>
    <style:style style:name="Таблица2.B" style:family="table-column">
      <style:table-column-properties style:column-width="4.937cm" style:rel-column-width="19035*"/>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end" style:justify-single-word="false"/>
    </style:style>
    <style:style style:name="P7" style:family="paragraph" style:parent-style-name="Standard">
      <style:paragraph-properties fo:text-align="start" style:justify-single-word="false" fo:padding="0.074cm" fo:border-left="none" fo:border-right="none" fo:border-top="none" fo:border-bottom="0.002cm solid #000000" style:join-border="false"/>
      <style:text-properties fo:language="en" fo:country="US"/>
    </style:style>
    <style:style style:name="P8" style:family="paragraph" style:parent-style-name="Standard">
      <style:paragraph-properties fo:text-align="start" style:justify-single-word="false" fo:padding="0cm" fo:border="none" style:shadow="none" style:join-border="false"/>
      <style:text-properties fo:language="en" fo:country="US"/>
    </style:style>
    <style:style style:name="T1" style:family="text">
      <style:text-properties fo:font-weight="bold" style:font-weight-asian="bold" style:font-weight-complex="bold"/>
    </style:style>
    <style:style style:name="MY_STYLE_T1" style:family="text">
      <style:text-properties fo:font-weight="bold" style:font-weight-asian="bold" style:font-weight-complex="bold"/>
    </style:style>
    <style:style style:name="MY_STYLE_P1" style:family="paragraph" style:parent-style-name="Standard">
      <style:paragraph-properties fo:text-align="center" style:justify-single-word="false"/>
    </style:style>
    <style:style style:name="MY_STYLE_P2" style:family="paragraph" style:parent-style-name="Standard">
      <style:paragraph-properties fo:text-align="start" style:justify-single-word="false"/>
    </style:style>
    <style:style style:name="MY_STYLE_P_NEXT_PAGE" style:family="paragraph" style:parent-style-name="Standard">
      <style:paragraph-properties fo:text-align="start" style:justify-single-word="false" fo:break-after="page" fo:padding="0cm" fo:border="none" style:shadow="none" style:join-border="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asp_date" text:name="rasp_date"/>
        <text:user-field-decl office:value-type="string" office:string-value="comment" text:name="comment"/>
        <text:user-field-decl office:value-type="string" office:string-value="itogo" text:name="itogo"/>
        <text:user-field-decl office:value-type="string" office:string-value="ruk_dolzh" text:name="ruk_dolzh"/>
        <text:user-field-decl office:value-type="string" office:string-value="ruk_name" text:name="ruk_name"/>
        <text:user-field-decl office:value-type="string" office:string-value="isp_dolzh" text:name="isp_dolzh"/>
        <text:user-field-decl office:value-type="string" office:string-value="isp_name" text:name="isp_name"/>
        <text:user-field-decl office:value-type="string" office:string-value="main_fld" text:name="main_fld"/>
      </text:user-field-decls>
      <text:p text:style-name="MY_STYLE_P1">Header1</text:p>
      <text:p text:style-name="MY_STYLE_P1"><text:span text:style-name="MY_STYLE_T1">Name 1 SurName 1</text:span></text:p>
      <text:p text:style-name="MY_STYLE_P1">08/24/2012</text:p>
      <text:p text:style-name="MY_STYLE_P1"/>
      <text:p text:style-name="MY_STYLE_P2">text1 text1 text1 text1 text1 text1 text1 text1 text1 text1 text1 text1 text1 text1 text1 text1 text1 text1 text1 text1 text1 text1 text1 text1 text1 text1 text1 text1 text1 text1 text1 text1 text1 text1 text1 text1 text1 text1 text1 text1</text:p>
      <text:p text:style-name="P1"/>
      <text:p text:style-name="P1"/>
      <text:p text:style-name="P2"/>
      <table:table table:name="Таблица2" table:style-name="Таблица2">
        <table:table-column table:style-name="Таблица2.A"/>
        <table:table-column table:style-name="Таблица2.B"/>
        <table:table-row>
          <table:table-cell office:value-type="string">
            <text:p text:style-name="P4">Software engineer</text:p>
          </table:table-cell>
          <table:table-cell office:value-type="string">
            <text:p text:style-name="P6">Andrey Sokolov</text:p>
          </table:table-cell>
        </table:table-row>
      </table:table>
      <text:p text:style-name="P8"/>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asp_date" text:name="rasp_date"/>
        <text:user-field-decl office:value-type="string" office:string-value="comment" text:name="comment"/>
        <text:user-field-decl office:value-type="string" office:string-value="itogo" text:name="itogo"/>
        <text:user-field-decl office:value-type="string" office:string-value="ruk_dolzh" text:name="ruk_dolzh"/>
        <text:user-field-decl office:value-type="string" office:string-value="ruk_name" text:name="ruk_name"/>
        <text:user-field-decl office:value-type="string" office:string-value="isp_dolzh" text:name="isp_dolzh"/>
        <text:user-field-decl office:value-type="string" office:string-value="isp_name" text:name="isp_name"/>
        <text:user-field-decl office:value-type="string" office:string-value="main_fld" text:name="main_fld"/>
      </text:user-field-decls>
      <text:p text:style-name="MY_STYLE_P_NEXT_PAGE"/>
      <text:p text:style-name="MY_STYLE_P1">Header2</text:p>
      <text:p text:style-name="MY_STYLE_P1"><text:span text:style-name="MY_STYLE_T1">Name 1 SurName 1</text:span></text:p>
      <text:p text:style-name="MY_STYLE_P1">07/24/2012</text:p>
      <text:p text:style-name="MY_STYLE_P1"/>
      <text:p text:style-name="MY_STYLE_P2">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2 </text:p>
      <text:p text:style-name="P1"/>
      <text:p text:style-name="P1"/>
      <text:p text:style-name="P2"/>
      <table:table table:name="Таблица2" table:style-name="Таблица2">
        <table:table-column table:style-name="Таблица2.A"/>
        <table:table-column table:style-name="Таблица2.B"/>
        <table:table-row>
          <table:table-cell office:value-type="string">
            <text:p text:style-name="P4">Software engineer</text:p>
          </table:table-cell>
          <table:table-cell office:value-type="string">
            <text:p text:style-name="P6">Andrey Sokolov</text:p>
          </table:table-cell>
        </table:table-row>
      </table:table>
      <text:p text:style-name="P8"/>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asp_date" text:name="rasp_date"/>
        <text:user-field-decl office:value-type="string" office:string-value="comment" text:name="comment"/>
        <text:user-field-decl office:value-type="string" office:string-value="itogo" text:name="itogo"/>
        <text:user-field-decl office:value-type="string" office:string-value="ruk_dolzh" text:name="ruk_dolzh"/>
        <text:user-field-decl office:value-type="string" office:string-value="ruk_name" text:name="ruk_name"/>
        <text:user-field-decl office:value-type="string" office:string-value="isp_dolzh" text:name="isp_dolzh"/>
        <text:user-field-decl office:value-type="string" office:string-value="isp_name" text:name="isp_name"/>
        <text:user-field-decl office:value-type="string" office:string-value="main_fld" text:name="main_fld"/>
      </text:user-field-decls>
      <text:p text:style-name="MY_STYLE_P_NEXT_PAGE"/>
      <text:p text:style-name="MY_STYLE_P1">Header3</text:p>
      <text:p text:style-name="MY_STYLE_P1"><text:span text:style-name="MY_STYLE_T1">Name 2 SurName 2</text:span></text:p>
      <text:p text:style-name="MY_STYLE_P1">06/23/2012</text:p>
      <text:p text:style-name="MY_STYLE_P1"/>
      <text:p text:style-name="MY_STYLE_P2">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 3</text:p>
      <text:p text:style-name="P1"/>
      <text:p text:style-name="P1"/>
      <text:p text:style-name="P2"/>
      <table:table table:name="Таблица2" table:style-name="Таблица2">
        <table:table-column table:style-name="Таблица2.A"/>
        <table:table-column table:style-name="Таблица2.B"/>
        <table:table-row>
          <table:table-cell office:value-type="string">
            <text:p text:style-name="P4">Software engineer</text:p>
          </table:table-cell>
          <table:table-cell office:value-type="string">
            <text:p text:style-name="P6">Andrey Sokolov</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23T14:25:40.36</meta:creation-date>
    <dc:date>2012-08-12T12:05:13</dc:date>
    <meta:editing-duration>PT01H21M34S</meta:editing-duration>
    <meta:editing-cycles>12</meta:editing-cycles>
    <meta:generator>OpenOffice.org/3.1$Solaris_x86 OpenOffice.org_project/310m11$Build-9399$CWS-ooo31osol</meta:generator>
    <meta:document-statistic meta:table-count="1" meta:image-count="0" meta:object-count="0" meta:page-count="1" meta:paragraph-count="3" meta:word-count="3" meta:character-count="25"/>
  </office:meta>
</office:document-meta>
</file>